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ACC_X</text:p>
          </table:table-cell>
          <table:table-cell office:value-type="string" calcext:value-type="string">
            <text:p>ACC_Y</text:p>
          </table:table-cell>
          <table:table-cell office:value-type="string" calcext:value-type="string">
            <text:p>ACC_Z</text:p>
          </table:table-cell>
          <table:table-cell office:value-type="string" calcext:value-type="string">
            <text:p>MAG_X</text:p>
          </table:table-cell>
          <table:table-cell office:value-type="string" calcext:value-type="string">
            <text:p>MAG_Y</text:p>
          </table:table-cell>
          <table:table-cell office:value-type="string" calcext:value-type="string">
            <text:p>MAG_Z</text:p>
          </table:table-cell>
          <table:table-cell office:value-type="string" calcext:value-type="string">
            <text:p><text:s/>GYRO_X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 table:formula="of:=-SIN(RADIANS(SUM([.H$2:.H2])))*1000" office:value-type="float" office:value="-7.85390088871133" calcext:value-type="float">
            <text:p>-7,8539008887</text:p>
          </table:table-cell>
          <table:table-cell/>
          <table:table-cell table:formula="of:=COS(RADIANS(SUM([.H$2:.H2])))*1000" office:value-type="float" office:value="999.96915764479" calcext:value-type="float">
            <text:p>999,969157644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2"/>
          <table:table-cell table:style-name="ce1" table:formula="of:=-SIN(RADIANS(SUM([.H$2:.H2])))*1000" office:value-type="float" office:value="-7.85390088871133" calcext:value-type="float">
            <text:p>-7,8539008887</text:p>
          </table:table-cell>
          <table:table-cell/>
          <table:table-cell table:formula="of:=COS(RADIANS(SUM([.H$2:.H2])))*1000" office:value-type="float" office:value="999.96915764479" calcext:value-type="float">
            <text:p>999,9691576448</text:p>
          </table:table-cell>
        </table:table-row>
        <table:table-row table:style-name="ro1">
          <table:table-cell table:formula="of:=-SIN(RADIANS(SUM([.H$2:.H3])))*1000" office:value-type="float" office:value="-15.7073173118207" calcext:value-type="float">
            <text:p>-15,7073173118</text:p>
          </table:table-cell>
          <table:table-cell/>
          <table:table-cell table:formula="of:=COS(RADIANS(SUM([.H$2:.H3])))*1000" office:value-type="float" office:value="999.876632481661" calcext:value-type="float">
            <text:p>999,876632481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])))*1000" office:value-type="float" office:value="-23.5597648336102" calcext:value-type="float">
            <text:p>-23,5597648336</text:p>
          </table:table-cell>
          <table:table-cell/>
          <table:table-cell table:formula="of:=COS(RADIANS(SUM([.H$2:.H4])))*1000" office:value-type="float" office:value="999.722430218001" calcext:value-type="float">
            <text:p>999,72243021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])))*1000" office:value-type="float" office:value="-31.4107590781283" calcext:value-type="float">
            <text:p>-31,4107590781</text:p>
          </table:table-cell>
          <table:table-cell/>
          <table:table-cell table:formula="of:=COS(RADIANS(SUM([.H$2:.H5])))*1000" office:value-type="float" office:value="999.506560365732" calcext:value-type="float">
            <text:p>999,506560365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])))*1000" office:value-type="float" office:value="-39.2598157590686" calcext:value-type="float">
            <text:p>-39,2598157591</text:p>
          </table:table-cell>
          <table:table-cell/>
          <table:table-cell table:formula="of:=COS(RADIANS(SUM([.H$2:.H6])))*1000" office:value-type="float" office:value="999.229036240723" calcext:value-type="float">
            <text:p>999,229036240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])))*1000" office:value-type="float" office:value="-47.1064507096427" calcext:value-type="float">
            <text:p>-47,1064507096</text:p>
          </table:table-cell>
          <table:table-cell/>
          <table:table-cell table:formula="of:=COS(RADIANS(SUM([.H$2:.H7])))*1000" office:value-type="float" office:value="998.88987496197" calcext:value-type="float">
            <text:p>998,88987496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])))*1000" office:value-type="float" office:value="-54.9501799124458" calcext:value-type="float">
            <text:p>-54,9501799124</text:p>
          </table:table-cell>
          <table:table-cell/>
          <table:table-cell table:formula="of:=COS(RADIANS(SUM([.H$2:.H8])))*1000" office:value-type="float" office:value="998.489097450538" calcext:value-type="float">
            <text:p>998,489097450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])))*1000" office:value-type="float" office:value="-62.7905195293134" calcext:value-type="float">
            <text:p>-62,7905195293</text:p>
          </table:table-cell>
          <table:table-cell/>
          <table:table-cell table:formula="of:=COS(RADIANS(SUM([.H$2:.H9])))*1000" office:value-type="float" office:value="998.026728428272" calcext:value-type="float">
            <text:p>998,026728428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])))*1000" office:value-type="float" office:value="-70.6269859311667" calcext:value-type="float">
            <text:p>-70,6269859312</text:p>
          </table:table-cell>
          <table:table-cell/>
          <table:table-cell table:formula="of:=COS(RADIANS(SUM([.H$2:.H10])))*1000" office:value-type="float" office:value="997.50279641627" calcext:value-type="float">
            <text:p>997,502796416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])))*1000" office:value-type="float" office:value="-78.459095727845" calcext:value-type="float">
            <text:p>-78,4590957278</text:p>
          </table:table-cell>
          <table:table-cell/>
          <table:table-cell table:formula="of:=COS(RADIANS(SUM([.H$2:.H11])))*1000" office:value-type="float" office:value="996.917333733128" calcext:value-type="float">
            <text:p>996,917333733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])))*1000" office:value-type="float" office:value="-86.2863657979234" calcext:value-type="float">
            <text:p>-86,2863657979</text:p>
          </table:table-cell>
          <table:table-cell/>
          <table:table-cell table:formula="of:=COS(RADIANS(SUM([.H$2:.H12])))*1000" office:value-type="float" office:value="996.270376492941" calcext:value-type="float">
            <text:p>996,270376492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])))*1000" office:value-type="float" office:value="-94.1083133185143" calcext:value-type="float">
            <text:p>-94,1083133185</text:p>
          </table:table-cell>
          <table:table-cell/>
          <table:table-cell table:formula="of:=COS(RADIANS(SUM([.H$2:.H13])))*1000" office:value-type="float" office:value="995.56196460308" calcext:value-type="float">
            <text:p>995,561964603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])))*1000" office:value-type="float" office:value="-101.92445579505" calcext:value-type="float">
            <text:p>-101,9244557951</text:p>
          </table:table-cell>
          <table:table-cell/>
          <table:table-cell table:formula="of:=COS(RADIANS(SUM([.H$2:.H14])))*1000" office:value-type="float" office:value="994.792141761726" calcext:value-type="float">
            <text:p>994,792141761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])))*1000" office:value-type="float" office:value="-109.734311091045" calcext:value-type="float">
            <text:p>-109,734311091</text:p>
          </table:table-cell>
          <table:table-cell/>
          <table:table-cell table:formula="of:=COS(RADIANS(SUM([.H$2:.H15])))*1000" office:value-type="float" office:value="993.96095545518" calcext:value-type="float">
            <text:p>993,960955455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])))*1000" office:value-type="float" office:value="-117.537397457838" calcext:value-type="float">
            <text:p>-117,5373974578</text:p>
          </table:table-cell>
          <table:table-cell/>
          <table:table-cell table:formula="of:=COS(RADIANS(SUM([.H$2:.H16])))*1000" office:value-type="float" office:value="993.068456954926" calcext:value-type="float">
            <text:p>993,068456954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])))*1000" office:value-type="float" office:value="-125.333233564304" calcext:value-type="float">
            <text:p>-125,3332335643</text:p>
          </table:table-cell>
          <table:table-cell/>
          <table:table-cell table:formula="of:=COS(RADIANS(SUM([.H$2:.H17])))*1000" office:value-type="float" office:value="992.114701314478" calcext:value-type="float">
            <text:p>992,114701314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])))*1000" office:value-type="float" office:value="-133.121338526552" calcext:value-type="float">
            <text:p>-133,1213385266</text:p>
          </table:table-cell>
          <table:table-cell/>
          <table:table-cell table:formula="of:=COS(RADIANS(SUM([.H$2:.H18])))*1000" office:value-type="float" office:value="991.099747365975" calcext:value-type="float">
            <text:p>991,09974736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])))*1000" office:value-type="float" office:value="-140.901231937583" calcext:value-type="float">
            <text:p>-140,9012319376</text:p>
          </table:table-cell>
          <table:table-cell/>
          <table:table-cell table:formula="of:=COS(RADIANS(SUM([.H$2:.H19])))*1000" office:value-type="float" office:value="990.023657716558" calcext:value-type="float">
            <text:p>990,023657716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0])))*1000" office:value-type="float" office:value="-148.672433896923" calcext:value-type="float">
            <text:p>-148,6724338969</text:p>
          </table:table-cell>
          <table:table-cell/>
          <table:table-cell table:formula="of:=COS(RADIANS(SUM([.H$2:.H20])))*1000" office:value-type="float" office:value="988.886498744505" calcext:value-type="float">
            <text:p>988,886498744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1])))*1000" office:value-type="float" office:value="-156.434465040231" calcext:value-type="float">
            <text:p>-156,4344650402</text:p>
          </table:table-cell>
          <table:table-cell/>
          <table:table-cell table:formula="of:=COS(RADIANS(SUM([.H$2:.H21])))*1000" office:value-type="float" office:value="987.688340595138" calcext:value-type="float">
            <text:p>987,68834059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2])))*1000" office:value-type="float" office:value="-164.186846568863" calcext:value-type="float">
            <text:p>-164,1868465689</text:p>
          </table:table-cell>
          <table:table-cell/>
          <table:table-cell table:formula="of:=COS(RADIANS(SUM([.H$2:.H22])))*1000" office:value-type="float" office:value="986.429257176495" calcext:value-type="float">
            <text:p>986,429257176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3])))*1000" office:value-type="float" office:value="-171.92910027941" calcext:value-type="float">
            <text:p>-171,9291002794</text:p>
          </table:table-cell>
          <table:table-cell/>
          <table:table-cell table:formula="of:=COS(RADIANS(SUM([.H$2:.H23])))*1000" office:value-type="float" office:value="985.109326154774" calcext:value-type="float">
            <text:p>985,109326154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4])))*1000" office:value-type="float" office:value="-179.660748593193" calcext:value-type="float">
            <text:p>-179,6607485932</text:p>
          </table:table-cell>
          <table:table-cell/>
          <table:table-cell table:formula="of:=COS(RADIANS(SUM([.H$2:.H24])))*1000" office:value-type="float" office:value="983.728628949536" calcext:value-type="float">
            <text:p>983,728628949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5])))*1000" office:value-type="float" office:value="-187.381314585725" calcext:value-type="float">
            <text:p>-187,3813145857</text:p>
          </table:table-cell>
          <table:table-cell/>
          <table:table-cell table:formula="of:=COS(RADIANS(SUM([.H$2:.H25])))*1000" office:value-type="float" office:value="982.287250728689" calcext:value-type="float">
            <text:p>982,28725072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6])))*1000" office:value-type="float" office:value="-195.090322016128" calcext:value-type="float">
            <text:p>-195,0903220161</text:p>
          </table:table-cell>
          <table:table-cell/>
          <table:table-cell table:formula="of:=COS(RADIANS(SUM([.H$2:.H26])))*1000" office:value-type="float" office:value="980.78528040323" calcext:value-type="float">
            <text:p>980,785280403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7])))*1000" office:value-type="float" office:value="-202.787295356512" calcext:value-type="float">
            <text:p>-202,7872953565</text:p>
          </table:table-cell>
          <table:table-cell/>
          <table:table-cell table:formula="of:=COS(RADIANS(SUM([.H$2:.H27])))*1000" office:value-type="float" office:value="979.222810621766" calcext:value-type="float">
            <text:p>979,222810621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8])))*1000" office:value-type="float" office:value="-210.471759821306" calcext:value-type="float">
            <text:p>-210,4717598213</text:p>
          </table:table-cell>
          <table:table-cell/>
          <table:table-cell table:formula="of:=COS(RADIANS(SUM([.H$2:.H28])))*1000" office:value-type="float" office:value="977.599937764791" calcext:value-type="float">
            <text:p>977,599937764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9])))*1000" office:value-type="float" office:value="-218.143241396542" calcext:value-type="float">
            <text:p>-218,1432413965</text:p>
          </table:table-cell>
          <table:table-cell/>
          <table:table-cell table:formula="of:=COS(RADIANS(SUM([.H$2:.H29])))*1000" office:value-type="float" office:value="975.916761938747" calcext:value-type="float">
            <text:p>975,91676193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0])))*1000" office:value-type="float" office:value="-225.801266869104" calcext:value-type="float">
            <text:p>-225,8012668691</text:p>
          </table:table-cell>
          <table:table-cell/>
          <table:table-cell table:formula="of:=COS(RADIANS(SUM([.H$2:.H30])))*1000" office:value-type="float" office:value="974.173386969849" calcext:value-type="float">
            <text:p>974,173386969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1])))*1000" office:value-type="float" office:value="-233.445363855905" calcext:value-type="float">
            <text:p>-233,4453638559</text:p>
          </table:table-cell>
          <table:table-cell/>
          <table:table-cell table:formula="of:=COS(RADIANS(SUM([.H$2:.H31])))*1000" office:value-type="float" office:value="972.369920397677" calcext:value-type="float">
            <text:p>972,369920397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2])))*1000" office:value-type="float" office:value="-241.075060833039" calcext:value-type="float">
            <text:p>-241,075060833</text:p>
          </table:table-cell>
          <table:table-cell/>
          <table:table-cell table:formula="of:=COS(RADIANS(SUM([.H$2:.H32])))*1000" office:value-type="float" office:value="970.506473468543" calcext:value-type="float">
            <text:p>970,506473468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3])))*1000" office:value-type="float" office:value="-248.689887164855" calcext:value-type="float">
            <text:p>-248,6898871649</text:p>
          </table:table-cell>
          <table:table-cell/>
          <table:table-cell table:formula="of:=COS(RADIANS(SUM([.H$2:.H33])))*1000" office:value-type="float" office:value="968.583161128631" calcext:value-type="float">
            <text:p>968,583161128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4])))*1000" office:value-type="float" office:value="-256.289373132996" calcext:value-type="float">
            <text:p>-256,289373133</text:p>
          </table:table-cell>
          <table:table-cell/>
          <table:table-cell table:formula="of:=COS(RADIANS(SUM([.H$2:.H34])))*1000" office:value-type="float" office:value="966.600102016907" calcext:value-type="float">
            <text:p>966,600102016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5])))*1000" office:value-type="float" office:value="-263.873049965373" calcext:value-type="float">
            <text:p>-263,8730499654</text:p>
          </table:table-cell>
          <table:table-cell/>
          <table:table-cell table:formula="of:=COS(RADIANS(SUM([.H$2:.H35])))*1000" office:value-type="float" office:value="964.557418457798" calcext:value-type="float">
            <text:p>964,557418457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6])))*1000" office:value-type="float" office:value="-271.440449865074" calcext:value-type="float">
            <text:p>-271,4404498651</text:p>
          </table:table-cell>
          <table:table-cell/>
          <table:table-cell table:formula="of:=COS(RADIANS(SUM([.H$2:.H36])))*1000" office:value-type="float" office:value="962.455236453648" calcext:value-type="float">
            <text:p>962,455236453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7])))*1000" office:value-type="float" office:value="-278.991106039229" calcext:value-type="float">
            <text:p>-278,9911060392</text:p>
          </table:table-cell>
          <table:table-cell/>
          <table:table-cell table:formula="of:=COS(RADIANS(SUM([.H$2:.H37])))*1000" office:value-type="float" office:value="960.293685676943" calcext:value-type="float">
            <text:p>960,293685676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8])))*1000" office:value-type="float" office:value="-286.524552727798" calcext:value-type="float">
            <text:p>-286,5245527278</text:p>
          </table:table-cell>
          <table:table-cell/>
          <table:table-cell table:formula="of:=COS(RADIANS(SUM([.H$2:.H38])))*1000" office:value-type="float" office:value="958.072899462319" calcext:value-type="float">
            <text:p>958,072899462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39])))*1000" office:value-type="float" office:value="-294.040325232304" calcext:value-type="float">
            <text:p>-294,0403252323</text:p>
          </table:table-cell>
          <table:table-cell/>
          <table:table-cell table:formula="of:=COS(RADIANS(SUM([.H$2:.H39])))*1000" office:value-type="float" office:value="955.79301479833" calcext:value-type="float">
            <text:p>955,793014798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0])))*1000" office:value-type="float" office:value="-301.537959944495" calcext:value-type="float">
            <text:p>-301,5379599445</text:p>
          </table:table-cell>
          <table:table-cell/>
          <table:table-cell table:formula="of:=COS(RADIANS(SUM([.H$2:.H40])))*1000" office:value-type="float" office:value="953.454172319001" calcext:value-type="float">
            <text:p>953,45417231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1])))*1000" office:value-type="float" office:value="-309.016994374947" calcext:value-type="float">
            <text:p>-309,0169943749</text:p>
          </table:table-cell>
          <table:table-cell/>
          <table:table-cell table:formula="of:=COS(RADIANS(SUM([.H$2:.H41])))*1000" office:value-type="float" office:value="951.056516295154" calcext:value-type="float">
            <text:p>951,056516295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2])))*1000" office:value-type="float" office:value="-316.476967181586" calcext:value-type="float">
            <text:p>-316,4769671816</text:p>
          </table:table-cell>
          <table:table-cell/>
          <table:table-cell table:formula="of:=COS(RADIANS(SUM([.H$2:.H42])))*1000" office:value-type="float" office:value="948.600194625505" calcext:value-type="float">
            <text:p>948,600194625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3])))*1000" office:value-type="float" office:value="-323.917418198149" calcext:value-type="float">
            <text:p>-323,9174181982</text:p>
          </table:table-cell>
          <table:table-cell/>
          <table:table-cell table:formula="of:=COS(RADIANS(SUM([.H$2:.H43])))*1000" office:value-type="float" office:value="946.085358827545" calcext:value-type="float">
            <text:p>946,085358827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4])))*1000" office:value-type="float" office:value="-331.337888462571" calcext:value-type="float">
            <text:p>-331,3378884626</text:p>
          </table:table-cell>
          <table:table-cell/>
          <table:table-cell table:formula="of:=COS(RADIANS(SUM([.H$2:.H44])))*1000" office:value-type="float" office:value="943.512164028194" calcext:value-type="float">
            <text:p>943,512164028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5])))*1000" office:value-type="float" office:value="-338.737920245291" calcext:value-type="float">
            <text:p>-338,7379202453</text:p>
          </table:table-cell>
          <table:table-cell/>
          <table:table-cell table:formula="of:=COS(RADIANS(SUM([.H$2:.H45])))*1000" office:value-type="float" office:value="940.880768954226" calcext:value-type="float">
            <text:p>940,880768954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6])))*1000" office:value-type="float" office:value="-346.117057077493" calcext:value-type="float">
            <text:p>-346,1170570775</text:p>
          </table:table-cell>
          <table:table-cell/>
          <table:table-cell table:formula="of:=COS(RADIANS(SUM([.H$2:.H46])))*1000" office:value-type="float" office:value="938.191335922484" calcext:value-type="float">
            <text:p>938,191335922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7])))*1000" office:value-type="float" office:value="-353.474843779257" calcext:value-type="float">
            <text:p>-353,4748437793</text:p>
          </table:table-cell>
          <table:table-cell/>
          <table:table-cell table:formula="of:=COS(RADIANS(SUM([.H$2:.H47])))*1000" office:value-type="float" office:value="935.444030829868" calcext:value-type="float">
            <text:p>935,444030829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8])))*1000" office:value-type="float" office:value="-360.810826487642" calcext:value-type="float">
            <text:p>-360,8108264876</text:p>
          </table:table-cell>
          <table:table-cell/>
          <table:table-cell table:formula="of:=COS(RADIANS(SUM([.H$2:.H48])))*1000" office:value-type="float" office:value="932.639023143094" calcext:value-type="float">
            <text:p>932,639023143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49])))*1000" office:value-type="float" office:value="-368.124552684678" calcext:value-type="float">
            <text:p>-368,1245526847</text:p>
          </table:table-cell>
          <table:table-cell/>
          <table:table-cell table:formula="of:=COS(RADIANS(SUM([.H$2:.H49])))*1000" office:value-type="float" office:value="929.776485888252" calcext:value-type="float">
            <text:p>929,776485888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0])))*1000" office:value-type="float" office:value="-375.415571225283" calcext:value-type="float">
            <text:p>-375,4155712253</text:p>
          </table:table-cell>
          <table:table-cell/>
          <table:table-cell table:formula="of:=COS(RADIANS(SUM([.H$2:.H50])))*1000" office:value-type="float" office:value="926.856595640121" calcext:value-type="float">
            <text:p>926,856595640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1])))*1000" office:value-type="float" office:value="-382.683432365089" calcext:value-type="float">
            <text:p>-382,6834323651</text:p>
          </table:table-cell>
          <table:table-cell/>
          <table:table-cell table:formula="of:=COS(RADIANS(SUM([.H$2:.H51])))*1000" office:value-type="float" office:value="923.879532511287" calcext:value-type="float">
            <text:p>923,879532511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2])))*1000" office:value-type="float" office:value="-389.927687788188" calcext:value-type="float">
            <text:p>-389,9276877882</text:p>
          </table:table-cell>
          <table:table-cell/>
          <table:table-cell table:formula="of:=COS(RADIANS(SUM([.H$2:.H52])))*1000" office:value-type="float" office:value="920.845480141026" calcext:value-type="float">
            <text:p>920,84548014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3])))*1000" office:value-type="float" office:value="-397.14789063478" calcext:value-type="float">
            <text:p>-397,1478906348</text:p>
          </table:table-cell>
          <table:table-cell/>
          <table:table-cell table:formula="of:=COS(RADIANS(SUM([.H$2:.H53])))*1000" office:value-type="float" office:value="917.754625683981" calcext:value-type="float">
            <text:p>917,75462568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4])))*1000" office:value-type="float" office:value="-404.343595528745" calcext:value-type="float">
            <text:p>-404,3435955287</text:p>
          </table:table-cell>
          <table:table-cell/>
          <table:table-cell table:formula="of:=COS(RADIANS(SUM([.H$2:.H54])))*1000" office:value-type="float" office:value="914.607159798614" calcext:value-type="float">
            <text:p>914,607159798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5])))*1000" office:value-type="float" office:value="-411.514358605108" calcext:value-type="float">
            <text:p>-411,5143586051</text:p>
          </table:table-cell>
          <table:table-cell/>
          <table:table-cell table:formula="of:=COS(RADIANS(SUM([.H$2:.H55])))*1000" office:value-type="float" office:value="911.403276635445" calcext:value-type="float">
            <text:p>911,403276635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6])))*1000" office:value-type="float" office:value="-418.659737537428" calcext:value-type="float">
            <text:p>-418,6597375374</text:p>
          </table:table-cell>
          <table:table-cell/>
          <table:table-cell table:formula="of:=COS(RADIANS(SUM([.H$2:.H56])))*1000" office:value-type="float" office:value="908.143173825082" calcext:value-type="float">
            <text:p>908,14317382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7])))*1000" office:value-type="float" office:value="-425.779291565072" calcext:value-type="float">
            <text:p>-425,7792915651</text:p>
          </table:table-cell>
          <table:table-cell/>
          <table:table-cell table:formula="of:=COS(RADIANS(SUM([.H$2:.H57])))*1000" office:value-type="float" office:value="904.82705246602" calcext:value-type="float">
            <text:p>904,82705246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8])))*1000" office:value-type="float" office:value="-432.872581520414" calcext:value-type="float">
            <text:p>-432,8725815204</text:p>
          </table:table-cell>
          <table:table-cell/>
          <table:table-cell table:formula="of:=COS(RADIANS(SUM([.H$2:.H58])))*1000" office:value-type="float" office:value="901.455117112246" calcext:value-type="float">
            <text:p>901,455117112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59])))*1000" office:value-type="float" office:value="-439.939169855915" calcext:value-type="float">
            <text:p>-439,9391698559</text:p>
          </table:table-cell>
          <table:table-cell/>
          <table:table-cell table:formula="of:=COS(RADIANS(SUM([.H$2:.H59])))*1000" office:value-type="float" office:value="898.027575760616" calcext:value-type="float">
            <text:p>898,027575760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0])))*1000" office:value-type="float" office:value="-446.978620671121" calcext:value-type="float">
            <text:p>-446,9786206711</text:p>
          </table:table-cell>
          <table:table-cell/>
          <table:table-cell table:formula="of:=COS(RADIANS(SUM([.H$2:.H60])))*1000" office:value-type="float" office:value="894.544639838025" calcext:value-type="float">
            <text:p>894,54463983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1])))*1000" office:value-type="float" office:value="-453.990499739546" calcext:value-type="float">
            <text:p>-453,9904997395</text:p>
          </table:table-cell>
          <table:table-cell/>
          <table:table-cell table:formula="of:=COS(RADIANS(SUM([.H$2:.H61])))*1000" office:value-type="float" office:value="891.006524188368" calcext:value-type="float">
            <text:p>891,006524188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2])))*1000" office:value-type="float" office:value="-460.974374535462" calcext:value-type="float">
            <text:p>-460,9743745355</text:p>
          </table:table-cell>
          <table:table-cell/>
          <table:table-cell table:formula="of:=COS(RADIANS(SUM([.H$2:.H62])))*1000" office:value-type="float" office:value="887.413447059284" calcext:value-type="float">
            <text:p>887,413447059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3])))*1000" office:value-type="float" office:value="-467.929814260573" calcext:value-type="float">
            <text:p>-467,9298142606</text:p>
          </table:table-cell>
          <table:table-cell/>
          <table:table-cell table:formula="of:=COS(RADIANS(SUM([.H$2:.H63])))*1000" office:value-type="float" office:value="883.765630088694" calcext:value-type="float">
            <text:p>883,76563008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4])))*1000" office:value-type="float" office:value="-474.856389870594" calcext:value-type="float">
            <text:p>-474,8563898706</text:p>
          </table:table-cell>
          <table:table-cell/>
          <table:table-cell table:formula="of:=COS(RADIANS(SUM([.H$2:.H64])))*1000" office:value-type="float" office:value="880.063298291132" calcext:value-type="float">
            <text:p>880,063298291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5])))*1000" office:value-type="float" office:value="-481.753674101715" calcext:value-type="float">
            <text:p>-481,7536741017</text:p>
          </table:table-cell>
          <table:table-cell/>
          <table:table-cell table:formula="of:=COS(RADIANS(SUM([.H$2:.H65])))*1000" office:value-type="float" office:value="876.306680043864" calcext:value-type="float">
            <text:p>876,306680043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6])))*1000" office:value-type="float" office:value="-488.621241496954" calcext:value-type="float">
            <text:p>-488,621241497</text:p>
          </table:table-cell>
          <table:table-cell/>
          <table:table-cell table:formula="of:=COS(RADIANS(SUM([.H$2:.H66])))*1000" office:value-type="float" office:value="872.496007072797" calcext:value-type="float">
            <text:p>872,496007072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7])))*1000" office:value-type="float" office:value="-495.458668432407" calcext:value-type="float">
            <text:p>-495,4586684324</text:p>
          </table:table-cell>
          <table:table-cell/>
          <table:table-cell table:formula="of:=COS(RADIANS(SUM([.H$2:.H67])))*1000" office:value-type="float" office:value="868.631514438192" calcext:value-type="float">
            <text:p>868,631514438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8])))*1000" office:value-type="float" office:value="-502.265533143372" calcext:value-type="float">
            <text:p>-502,2655331434</text:p>
          </table:table-cell>
          <table:table-cell/>
          <table:table-cell table:formula="of:=COS(RADIANS(SUM([.H$2:.H68])))*1000" office:value-type="float" office:value="864.713440520155" calcext:value-type="float">
            <text:p>864,71344052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69])))*1000" office:value-type="float" office:value="-509.041415750371" calcext:value-type="float">
            <text:p>-509,0414157504</text:p>
          </table:table-cell>
          <table:table-cell/>
          <table:table-cell table:formula="of:=COS(RADIANS(SUM([.H$2:.H69])))*1000" office:value-type="float" office:value="860.742027003944" calcext:value-type="float">
            <text:p>860,742027003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0])))*1000" office:value-type="float" office:value="-515.785898285047" calcext:value-type="float">
            <text:p>-515,785898285</text:p>
          </table:table-cell>
          <table:table-cell/>
          <table:table-cell table:formula="of:=COS(RADIANS(SUM([.H$2:.H70])))*1000" office:value-type="float" office:value="856.71751886505" calcext:value-type="float">
            <text:p>856,71751886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1])))*1000" office:value-type="float" office:value="-522.498564715948" calcext:value-type="float">
            <text:p>-522,4985647159</text:p>
          </table:table-cell>
          <table:table-cell/>
          <table:table-cell table:formula="of:=COS(RADIANS(SUM([.H$2:.H71])))*1000" office:value-type="float" office:value="852.640164354093" calcext:value-type="float">
            <text:p>852,640164354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2])))*1000" office:value-type="float" office:value="-529.17900097419" calcext:value-type="float">
            <text:p>-529,1790009742</text:p>
          </table:table-cell>
          <table:table-cell/>
          <table:table-cell table:formula="of:=COS(RADIANS(SUM([.H$2:.H72])))*1000" office:value-type="float" office:value="848.510214981504" calcext:value-type="float">
            <text:p>848,510214981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3])))*1000" office:value-type="float" office:value="-535.826794978996" calcext:value-type="float">
            <text:p>-535,826794979</text:p>
          </table:table-cell>
          <table:table-cell/>
          <table:table-cell table:formula="of:=COS(RADIANS(SUM([.H$2:.H73])))*1000" office:value-type="float" office:value="844.327925502016" calcext:value-type="float">
            <text:p>844,3279255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4])))*1000" office:value-type="float" office:value="-542.441536663118" calcext:value-type="float">
            <text:p>-542,4415366631</text:p>
          </table:table-cell>
          <table:table-cell/>
          <table:table-cell table:formula="of:=COS(RADIANS(SUM([.H$2:.H74])))*1000" office:value-type="float" office:value="840.093553898942" calcext:value-type="float">
            <text:p>840,093553898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5])))*1000" office:value-type="float" office:value="-549.022817998131" calcext:value-type="float">
            <text:p>-549,0228179981</text:p>
          </table:table-cell>
          <table:table-cell/>
          <table:table-cell table:formula="of:=COS(RADIANS(SUM([.H$2:.H75])))*1000" office:value-type="float" office:value="835.80736136827" calcext:value-type="float">
            <text:p>835,807361368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6])))*1000" office:value-type="float" office:value="-555.570233019602" calcext:value-type="float">
            <text:p>-555,5702330196</text:p>
          </table:table-cell>
          <table:table-cell/>
          <table:table-cell table:formula="of:=COS(RADIANS(SUM([.H$2:.H76])))*1000" office:value-type="float" office:value="831.469612302545" calcext:value-type="float">
            <text:p>831,469612302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7])))*1000" office:value-type="float" office:value="-562.08337785213" calcext:value-type="float">
            <text:p>-562,0833778521</text:p>
          </table:table-cell>
          <table:table-cell/>
          <table:table-cell table:formula="of:=COS(RADIANS(SUM([.H$2:.H77])))*1000" office:value-type="float" office:value="827.080574274562" calcext:value-type="float">
            <text:p>827,080574274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8])))*1000" office:value-type="float" office:value="-568.561850734264" calcext:value-type="float">
            <text:p>-568,5618507343</text:p>
          </table:table-cell>
          <table:table-cell/>
          <table:table-cell table:formula="of:=COS(RADIANS(SUM([.H$2:.H78])))*1000" office:value-type="float" office:value="822.64051802086" calcext:value-type="float">
            <text:p>822,640518020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79])))*1000" office:value-type="float" office:value="-575.005252043278" calcext:value-type="float">
            <text:p>-575,0052520433</text:p>
          </table:table-cell>
          <table:table-cell/>
          <table:table-cell table:formula="of:=COS(RADIANS(SUM([.H$2:.H79])))*1000" office:value-type="float" office:value="818.149717425024" calcext:value-type="float">
            <text:p>818,14971742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0])))*1000" office:value-type="float" office:value="-581.41318431983" calcext:value-type="float">
            <text:p>-581,4131843198</text:p>
          </table:table-cell>
          <table:table-cell/>
          <table:table-cell table:formula="of:=COS(RADIANS(SUM([.H$2:.H80])))*1000" office:value-type="float" office:value="813.608449500787" calcext:value-type="float">
            <text:p>813,608449500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1])))*1000" office:value-type="float" office:value="-587.785252292473" calcext:value-type="float">
            <text:p>-587,7852522925</text:p>
          </table:table-cell>
          <table:table-cell/>
          <table:table-cell table:formula="of:=COS(RADIANS(SUM([.H$2:.H81])))*1000" office:value-type="float" office:value="809.016994374948" calcext:value-type="float">
            <text:p>809,016994374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2])))*1000" office:value-type="float" office:value="-594.121062902038" calcext:value-type="float">
            <text:p>-594,121062902</text:p>
          </table:table-cell>
          <table:table-cell/>
          <table:table-cell table:formula="of:=COS(RADIANS(SUM([.H$2:.H82])))*1000" office:value-type="float" office:value="804.375635270085" calcext:value-type="float">
            <text:p>804,375635270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3])))*1000" office:value-type="float" office:value="-600.420225325884" calcext:value-type="float">
            <text:p>-600,4202253259</text:p>
          </table:table-cell>
          <table:table-cell/>
          <table:table-cell table:formula="of:=COS(RADIANS(SUM([.H$2:.H83])))*1000" office:value-type="float" office:value="799.684658487091" calcext:value-type="float">
            <text:p>799,684658487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4])))*1000" office:value-type="float" office:value="-606.682351002" calcext:value-type="float">
            <text:p>-606,682351002</text:p>
          </table:table-cell>
          <table:table-cell/>
          <table:table-cell table:formula="of:=COS(RADIANS(SUM([.H$2:.H84])))*1000" office:value-type="float" office:value="794.94435338751" calcext:value-type="float">
            <text:p>794,944353387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5])))*1000" office:value-type="float" office:value="-612.907053652976" calcext:value-type="float">
            <text:p>-612,907053653</text:p>
          </table:table-cell>
          <table:table-cell/>
          <table:table-cell table:formula="of:=COS(RADIANS(SUM([.H$2:.H85])))*1000" office:value-type="float" office:value="790.15501237569" calcext:value-type="float">
            <text:p>790,155012375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6])))*1000" office:value-type="float" office:value="-619.093949309834" calcext:value-type="float">
            <text:p>-619,0939493098</text:p>
          </table:table-cell>
          <table:table-cell/>
          <table:table-cell table:formula="of:=COS(RADIANS(SUM([.H$2:.H86])))*1000" office:value-type="float" office:value="785.316930880745" calcext:value-type="float">
            <text:p>785,316930880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7])))*1000" office:value-type="float" office:value="-625.242656335705" calcext:value-type="float">
            <text:p>-625,2426563357</text:p>
          </table:table-cell>
          <table:table-cell/>
          <table:table-cell table:formula="of:=COS(RADIANS(SUM([.H$2:.H87])))*1000" office:value-type="float" office:value="780.43040733833" calcext:value-type="float">
            <text:p>780,430407338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8])))*1000" office:value-type="float" office:value="-631.352795449378" calcext:value-type="float">
            <text:p>-631,3527954494</text:p>
          </table:table-cell>
          <table:table-cell/>
          <table:table-cell table:formula="of:=COS(RADIANS(SUM([.H$2:.H88])))*1000" office:value-type="float" office:value="775.495743172234" calcext:value-type="float">
            <text:p>775,495743172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89])))*1000" office:value-type="float" office:value="-637.42398974869" calcext:value-type="float">
            <text:p>-637,4239897487</text:p>
          </table:table-cell>
          <table:table-cell/>
          <table:table-cell table:formula="of:=COS(RADIANS(SUM([.H$2:.H89])))*1000" office:value-type="float" office:value="770.513242775789" calcext:value-type="float">
            <text:p>770,513242775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0])))*1000" office:value-type="float" office:value="-643.455864733779" calcext:value-type="float">
            <text:p>-643,4558647338</text:p>
          </table:table-cell>
          <table:table-cell/>
          <table:table-cell table:formula="of:=COS(RADIANS(SUM([.H$2:.H90])))*1000" office:value-type="float" office:value="765.483213493088" calcext:value-type="float">
            <text:p>765,483213493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1])))*1000" office:value-type="float" office:value="-649.448048330184" calcext:value-type="float">
            <text:p>-649,4480483302</text:p>
          </table:table-cell>
          <table:table-cell/>
          <table:table-cell table:formula="of:=COS(RADIANS(SUM([.H$2:.H91])))*1000" office:value-type="float" office:value="760.405965600031" calcext:value-type="float">
            <text:p>760,405965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2])))*1000" office:value-type="float" office:value="-655.400170911794" calcext:value-type="float">
            <text:p>-655,4001709118</text:p>
          </table:table-cell>
          <table:table-cell/>
          <table:table-cell table:formula="of:=COS(RADIANS(SUM([.H$2:.H92])))*1000" office:value-type="float" office:value="755.281812285183" calcext:value-type="float">
            <text:p>755,281812285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3])))*1000" office:value-type="float" office:value="-661.311865323652" calcext:value-type="float">
            <text:p>-661,3118653237</text:p>
          </table:table-cell>
          <table:table-cell/>
          <table:table-cell table:formula="of:=COS(RADIANS(SUM([.H$2:.H93])))*1000" office:value-type="float" office:value="750.111069630459" calcext:value-type="float">
            <text:p>750,111069630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4])))*1000" office:value-type="float" office:value="-667.1827669046" calcext:value-type="float">
            <text:p>-667,1827669046</text:p>
          </table:table-cell>
          <table:table-cell/>
          <table:table-cell table:formula="of:=COS(RADIANS(SUM([.H$2:.H94])))*1000" office:value-type="float" office:value="744.894056591622" calcext:value-type="float">
            <text:p>744,894056591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5])))*1000" office:value-type="float" office:value="-673.012513509774" calcext:value-type="float">
            <text:p>-673,0125135098</text:p>
          </table:table-cell>
          <table:table-cell/>
          <table:table-cell table:formula="of:=COS(RADIANS(SUM([.H$2:.H95])))*1000" office:value-type="float" office:value="739.631094978609" calcext:value-type="float">
            <text:p>739,631094978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6])))*1000" office:value-type="float" office:value="-678.800745532942" calcext:value-type="float">
            <text:p>-678,8007455329</text:p>
          </table:table-cell>
          <table:table-cell/>
          <table:table-cell table:formula="of:=COS(RADIANS(SUM([.H$2:.H96])))*1000" office:value-type="float" office:value="734.322509435685" calcext:value-type="float">
            <text:p>734,322509435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7])))*1000" office:value-type="float" office:value="-684.547105928689" calcext:value-type="float">
            <text:p>-684,5471059287</text:p>
          </table:table-cell>
          <table:table-cell/>
          <table:table-cell table:formula="of:=COS(RADIANS(SUM([.H$2:.H97])))*1000" office:value-type="float" office:value="728.968627421411" calcext:value-type="float">
            <text:p>728,968627421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8])))*1000" office:value-type="float" office:value="-690.251240234438" calcext:value-type="float">
            <text:p>-690,2512402344</text:p>
          </table:table-cell>
          <table:table-cell/>
          <table:table-cell table:formula="of:=COS(RADIANS(SUM([.H$2:.H98])))*1000" office:value-type="float" office:value="723.569779188449" calcext:value-type="float">
            <text:p>723,569779188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99])))*1000" office:value-type="float" office:value="-695.912796592315" calcext:value-type="float">
            <text:p>-695,9127965923</text:p>
          </table:table-cell>
          <table:table-cell/>
          <table:table-cell table:formula="of:=COS(RADIANS(SUM([.H$2:.H99])))*1000" office:value-type="float" office:value="718.126297763188" calcext:value-type="float">
            <text:p>718,126297763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0])))*1000" office:value-type="float" office:value="-701.531425770856" calcext:value-type="float">
            <text:p>-701,5314257709</text:p>
          </table:table-cell>
          <table:table-cell/>
          <table:table-cell table:formula="of:=COS(RADIANS(SUM([.H$2:.H100])))*1000" office:value-type="float" office:value="712.638518925205" calcext:value-type="float">
            <text:p>712,638518925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1])))*1000" office:value-type="float" office:value="-707.106781186548" calcext:value-type="float">
            <text:p>-707,1067811865</text:p>
          </table:table-cell>
          <table:table-cell/>
          <table:table-cell table:formula="of:=COS(RADIANS(SUM([.H$2:.H101])))*1000" office:value-type="float" office:value="707.106781186547" calcext:value-type="float">
            <text:p>707,106781186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2])))*1000" office:value-type="float" office:value="-712.638518925206" calcext:value-type="float">
            <text:p>-712,6385189252</text:p>
          </table:table-cell>
          <table:table-cell/>
          <table:table-cell table:formula="of:=COS(RADIANS(SUM([.H$2:.H102])))*1000" office:value-type="float" office:value="701.531425770855" calcext:value-type="float">
            <text:p>701,531425770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3])))*1000" office:value-type="float" office:value="-718.126297763189" calcext:value-type="float">
            <text:p>-718,1262977632</text:p>
          </table:table-cell>
          <table:table-cell/>
          <table:table-cell table:formula="of:=COS(RADIANS(SUM([.H$2:.H103])))*1000" office:value-type="float" office:value="695.912796592314" calcext:value-type="float">
            <text:p>695,912796592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4])))*1000" office:value-type="float" office:value="-723.56977918845" calcext:value-type="float">
            <text:p>-723,5697791885</text:p>
          </table:table-cell>
          <table:table-cell/>
          <table:table-cell table:formula="of:=COS(RADIANS(SUM([.H$2:.H104])))*1000" office:value-type="float" office:value="690.251240234437" calcext:value-type="float">
            <text:p>690,251240234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5])))*1000" office:value-type="float" office:value="-728.968627421412" calcext:value-type="float">
            <text:p>-728,9686274214</text:p>
          </table:table-cell>
          <table:table-cell/>
          <table:table-cell table:formula="of:=COS(RADIANS(SUM([.H$2:.H105])))*1000" office:value-type="float" office:value="684.547105928688" calcext:value-type="float">
            <text:p>684,54710592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6])))*1000" office:value-type="float" office:value="-734.322509435686" calcext:value-type="float">
            <text:p>-734,3225094357</text:p>
          </table:table-cell>
          <table:table-cell/>
          <table:table-cell table:formula="of:=COS(RADIANS(SUM([.H$2:.H106])))*1000" office:value-type="float" office:value="678.800745532941" calcext:value-type="float">
            <text:p>678,800745532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7])))*1000" office:value-type="float" office:value="-739.63109497861" calcext:value-type="float">
            <text:p>-739,6310949786</text:p>
          </table:table-cell>
          <table:table-cell/>
          <table:table-cell table:formula="of:=COS(RADIANS(SUM([.H$2:.H107])))*1000" office:value-type="float" office:value="673.012513509773" calcext:value-type="float">
            <text:p>673,012513509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8])))*1000" office:value-type="float" office:value="-744.894056591623" calcext:value-type="float">
            <text:p>-744,8940565916</text:p>
          </table:table-cell>
          <table:table-cell/>
          <table:table-cell table:formula="of:=COS(RADIANS(SUM([.H$2:.H108])))*1000" office:value-type="float" office:value="667.182766904599" calcext:value-type="float">
            <text:p>667,182766904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09])))*1000" office:value-type="float" office:value="-750.11106963046" calcext:value-type="float">
            <text:p>-750,1110696305</text:p>
          </table:table-cell>
          <table:table-cell/>
          <table:table-cell table:formula="of:=COS(RADIANS(SUM([.H$2:.H109])))*1000" office:value-type="float" office:value="661.311865323651" calcext:value-type="float">
            <text:p>661,311865323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0])))*1000" office:value-type="float" office:value="-755.281812285184" calcext:value-type="float">
            <text:p>-755,2818122852</text:p>
          </table:table-cell>
          <table:table-cell/>
          <table:table-cell table:formula="of:=COS(RADIANS(SUM([.H$2:.H110])))*1000" office:value-type="float" office:value="655.400170911793" calcext:value-type="float">
            <text:p>655,400170911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1])))*1000" office:value-type="float" office:value="-760.405965600032" calcext:value-type="float">
            <text:p>-760,4059656</text:p>
          </table:table-cell>
          <table:table-cell/>
          <table:table-cell table:formula="of:=COS(RADIANS(SUM([.H$2:.H111])))*1000" office:value-type="float" office:value="649.448048330183" calcext:value-type="float">
            <text:p>649,44804833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2])))*1000" office:value-type="float" office:value="-765.483213493089" calcext:value-type="float">
            <text:p>-765,4832134931</text:p>
          </table:table-cell>
          <table:table-cell/>
          <table:table-cell table:formula="of:=COS(RADIANS(SUM([.H$2:.H112])))*1000" office:value-type="float" office:value="643.455864733778" calcext:value-type="float">
            <text:p>643,455864733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3])))*1000" office:value-type="float" office:value="-770.51324277579" calcext:value-type="float">
            <text:p>-770,5132427758</text:p>
          </table:table-cell>
          <table:table-cell/>
          <table:table-cell table:formula="of:=COS(RADIANS(SUM([.H$2:.H113])))*1000" office:value-type="float" office:value="637.423989748689" calcext:value-type="float">
            <text:p>637,42398974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4])))*1000" office:value-type="float" office:value="-775.495743172235" calcext:value-type="float">
            <text:p>-775,4957431722</text:p>
          </table:table-cell>
          <table:table-cell/>
          <table:table-cell table:formula="of:=COS(RADIANS(SUM([.H$2:.H114])))*1000" office:value-type="float" office:value="631.352795449377" calcext:value-type="float">
            <text:p>631,352795449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5])))*1000" office:value-type="float" office:value="-780.430407338331" calcext:value-type="float">
            <text:p>-780,4304073383</text:p>
          </table:table-cell>
          <table:table-cell/>
          <table:table-cell table:formula="of:=COS(RADIANS(SUM([.H$2:.H115])))*1000" office:value-type="float" office:value="625.242656335704" calcext:value-type="float">
            <text:p>625,242656335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6])))*1000" office:value-type="float" office:value="-785.316930880746" calcext:value-type="float">
            <text:p>-785,3169308807</text:p>
          </table:table-cell>
          <table:table-cell/>
          <table:table-cell table:formula="of:=COS(RADIANS(SUM([.H$2:.H116])))*1000" office:value-type="float" office:value="619.093949309833" calcext:value-type="float">
            <text:p>619,093949309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7])))*1000" office:value-type="float" office:value="-790.155012375691" calcext:value-type="float">
            <text:p>-790,1550123757</text:p>
          </table:table-cell>
          <table:table-cell/>
          <table:table-cell table:formula="of:=COS(RADIANS(SUM([.H$2:.H117])))*1000" office:value-type="float" office:value="612.907053652975" calcext:value-type="float">
            <text:p>612,90705365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8])))*1000" office:value-type="float" office:value="-794.944353387511" calcext:value-type="float">
            <text:p>-794,9443533875</text:p>
          </table:table-cell>
          <table:table-cell/>
          <table:table-cell table:formula="of:=COS(RADIANS(SUM([.H$2:.H118])))*1000" office:value-type="float" office:value="606.682351001998" calcext:value-type="float">
            <text:p>606,6823510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19])))*1000" office:value-type="float" office:value="-799.684658487092" calcext:value-type="float">
            <text:p>-799,6846584871</text:p>
          </table:table-cell>
          <table:table-cell/>
          <table:table-cell table:formula="of:=COS(RADIANS(SUM([.H$2:.H119])))*1000" office:value-type="float" office:value="600.420225325883" calcext:value-type="float">
            <text:p>600,420225325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0])))*1000" office:value-type="float" office:value="-804.375635270086" calcext:value-type="float">
            <text:p>-804,3756352701</text:p>
          </table:table-cell>
          <table:table-cell/>
          <table:table-cell table:formula="of:=COS(RADIANS(SUM([.H$2:.H120])))*1000" office:value-type="float" office:value="594.121062902037" calcext:value-type="float">
            <text:p>594,1210629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1])))*1000" office:value-type="float" office:value="-809.016994374949" calcext:value-type="float">
            <text:p>-809,0169943749</text:p>
          </table:table-cell>
          <table:table-cell/>
          <table:table-cell table:formula="of:=COS(RADIANS(SUM([.H$2:.H121])))*1000" office:value-type="float" office:value="587.785252292472" calcext:value-type="float">
            <text:p>587,785252292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2])))*1000" office:value-type="float" office:value="-813.608449500788" calcext:value-type="float">
            <text:p>-813,6084495008</text:p>
          </table:table-cell>
          <table:table-cell/>
          <table:table-cell table:formula="of:=COS(RADIANS(SUM([.H$2:.H122])))*1000" office:value-type="float" office:value="581.413184319829" calcext:value-type="float">
            <text:p>581,413184319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3])))*1000" office:value-type="float" office:value="-818.149717425025" calcext:value-type="float">
            <text:p>-818,149717425</text:p>
          </table:table-cell>
          <table:table-cell/>
          <table:table-cell table:formula="of:=COS(RADIANS(SUM([.H$2:.H123])))*1000" office:value-type="float" office:value="575.005252043277" calcext:value-type="float">
            <text:p>575,005252043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4])))*1000" office:value-type="float" office:value="-822.640518020861" calcext:value-type="float">
            <text:p>-822,6405180209</text:p>
          </table:table-cell>
          <table:table-cell/>
          <table:table-cell table:formula="of:=COS(RADIANS(SUM([.H$2:.H124])))*1000" office:value-type="float" office:value="568.561850734262" calcext:value-type="float">
            <text:p>568,561850734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5])))*1000" office:value-type="float" office:value="-827.080574274563" calcext:value-type="float">
            <text:p>-827,0805742746</text:p>
          </table:table-cell>
          <table:table-cell/>
          <table:table-cell table:formula="of:=COS(RADIANS(SUM([.H$2:.H125])))*1000" office:value-type="float" office:value="562.083377852129" calcext:value-type="float">
            <text:p>562,08337785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6])))*1000" office:value-type="float" office:value="-831.469612302546" calcext:value-type="float">
            <text:p>-831,4696123025</text:p>
          </table:table-cell>
          <table:table-cell/>
          <table:table-cell table:formula="of:=COS(RADIANS(SUM([.H$2:.H126])))*1000" office:value-type="float" office:value="555.570233019601" calcext:value-type="float">
            <text:p>555,570233019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7])))*1000" office:value-type="float" office:value="-835.807361368271" calcext:value-type="float">
            <text:p>-835,8073613683</text:p>
          </table:table-cell>
          <table:table-cell/>
          <table:table-cell table:formula="of:=COS(RADIANS(SUM([.H$2:.H127])))*1000" office:value-type="float" office:value="549.02281799813" calcext:value-type="float">
            <text:p>549,022817998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8])))*1000" office:value-type="float" office:value="-840.093553898943" calcext:value-type="float">
            <text:p>-840,0935538989</text:p>
          </table:table-cell>
          <table:table-cell/>
          <table:table-cell table:formula="of:=COS(RADIANS(SUM([.H$2:.H128])))*1000" office:value-type="float" office:value="542.441536663117" calcext:value-type="float">
            <text:p>542,441536663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29])))*1000" office:value-type="float" office:value="-844.327925502016" calcext:value-type="float">
            <text:p>-844,327925502</text:p>
          </table:table-cell>
          <table:table-cell/>
          <table:table-cell table:formula="of:=COS(RADIANS(SUM([.H$2:.H129])))*1000" office:value-type="float" office:value="535.826794978995" calcext:value-type="float">
            <text:p>535,82679497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0])))*1000" office:value-type="float" office:value="-848.510214981505" calcext:value-type="float">
            <text:p>-848,5102149815</text:p>
          </table:table-cell>
          <table:table-cell/>
          <table:table-cell table:formula="of:=COS(RADIANS(SUM([.H$2:.H130])))*1000" office:value-type="float" office:value="529.179000974189" calcext:value-type="float">
            <text:p>529,179000974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1])))*1000" office:value-type="float" office:value="-852.640164354093" calcext:value-type="float">
            <text:p>-852,6401643541</text:p>
          </table:table-cell>
          <table:table-cell/>
          <table:table-cell table:formula="of:=COS(RADIANS(SUM([.H$2:.H131])))*1000" office:value-type="float" office:value="522.498564715947" calcext:value-type="float">
            <text:p>522,498564715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2])))*1000" office:value-type="float" office:value="-856.717518865051" calcext:value-type="float">
            <text:p>-856,7175188651</text:p>
          </table:table-cell>
          <table:table-cell/>
          <table:table-cell table:formula="of:=COS(RADIANS(SUM([.H$2:.H132])))*1000" office:value-type="float" office:value="515.785898285045" calcext:value-type="float">
            <text:p>515,78589828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3])))*1000" office:value-type="float" office:value="-860.742027003945" calcext:value-type="float">
            <text:p>-860,7420270039</text:p>
          </table:table-cell>
          <table:table-cell/>
          <table:table-cell table:formula="of:=COS(RADIANS(SUM([.H$2:.H133])))*1000" office:value-type="float" office:value="509.041415750369" calcext:value-type="float">
            <text:p>509,041415750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4])))*1000" office:value-type="float" office:value="-864.713440520156" calcext:value-type="float">
            <text:p>-864,7134405202</text:p>
          </table:table-cell>
          <table:table-cell/>
          <table:table-cell table:formula="of:=COS(RADIANS(SUM([.H$2:.H134])))*1000" office:value-type="float" office:value="502.265533143371" calcext:value-type="float">
            <text:p>502,265533143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5])))*1000" office:value-type="float" office:value="-868.631514438192" calcext:value-type="float">
            <text:p>-868,6315144382</text:p>
          </table:table-cell>
          <table:table-cell/>
          <table:table-cell table:formula="of:=COS(RADIANS(SUM([.H$2:.H135])))*1000" office:value-type="float" office:value="495.458668432405" calcext:value-type="float">
            <text:p>495,458668432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6])))*1000" office:value-type="float" office:value="-872.496007072798" calcext:value-type="float">
            <text:p>-872,4960070728</text:p>
          </table:table-cell>
          <table:table-cell/>
          <table:table-cell table:formula="of:=COS(RADIANS(SUM([.H$2:.H136])))*1000" office:value-type="float" office:value="488.621241496953" calcext:value-type="float">
            <text:p>488,62124149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7])))*1000" office:value-type="float" office:value="-876.306680043865" calcext:value-type="float">
            <text:p>-876,3066800439</text:p>
          </table:table-cell>
          <table:table-cell/>
          <table:table-cell table:formula="of:=COS(RADIANS(SUM([.H$2:.H137])))*1000" office:value-type="float" office:value="481.753674101713" calcext:value-type="float">
            <text:p>481,753674101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8])))*1000" office:value-type="float" office:value="-880.063298291133" calcext:value-type="float">
            <text:p>-880,0632982911</text:p>
          </table:table-cell>
          <table:table-cell/>
          <table:table-cell table:formula="of:=COS(RADIANS(SUM([.H$2:.H138])))*1000" office:value-type="float" office:value="474.856389870592" calcext:value-type="float">
            <text:p>474,856389870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39])))*1000" office:value-type="float" office:value="-883.765630088695" calcext:value-type="float">
            <text:p>-883,7656300887</text:p>
          </table:table-cell>
          <table:table-cell/>
          <table:table-cell table:formula="of:=COS(RADIANS(SUM([.H$2:.H139])))*1000" office:value-type="float" office:value="467.929814260571" calcext:value-type="float">
            <text:p>467,929814260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0])))*1000" office:value-type="float" office:value="-887.413447059284" calcext:value-type="float">
            <text:p>-887,4134470593</text:p>
          </table:table-cell>
          <table:table-cell/>
          <table:table-cell table:formula="of:=COS(RADIANS(SUM([.H$2:.H140])))*1000" office:value-type="float" office:value="460.97437453546" calcext:value-type="float">
            <text:p>460,974374535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1])))*1000" office:value-type="float" office:value="-891.006524188369" calcext:value-type="float">
            <text:p>-891,0065241884</text:p>
          </table:table-cell>
          <table:table-cell/>
          <table:table-cell table:formula="of:=COS(RADIANS(SUM([.H$2:.H141])))*1000" office:value-type="float" office:value="453.990499739544" calcext:value-type="float">
            <text:p>453,990499739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2])))*1000" office:value-type="float" office:value="-894.544639838026" calcext:value-type="float">
            <text:p>-894,544639838</text:p>
          </table:table-cell>
          <table:table-cell/>
          <table:table-cell table:formula="of:=COS(RADIANS(SUM([.H$2:.H142])))*1000" office:value-type="float" office:value="446.978620671119" calcext:value-type="float">
            <text:p>446,978620671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3])))*1000" office:value-type="float" office:value="-898.027575760617" calcext:value-type="float">
            <text:p>-898,0275757606</text:p>
          </table:table-cell>
          <table:table-cell/>
          <table:table-cell table:formula="of:=COS(RADIANS(SUM([.H$2:.H143])))*1000" office:value-type="float" office:value="439.939169855913" calcext:value-type="float">
            <text:p>439,939169855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4])))*1000" office:value-type="float" office:value="-901.455117112247" calcext:value-type="float">
            <text:p>-901,4551171122</text:p>
          </table:table-cell>
          <table:table-cell/>
          <table:table-cell table:formula="of:=COS(RADIANS(SUM([.H$2:.H144])))*1000" office:value-type="float" office:value="432.872581520411" calcext:value-type="float">
            <text:p>432,872581520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5])))*1000" office:value-type="float" office:value="-904.827052466021" calcext:value-type="float">
            <text:p>-904,827052466</text:p>
          </table:table-cell>
          <table:table-cell/>
          <table:table-cell table:formula="of:=COS(RADIANS(SUM([.H$2:.H145])))*1000" office:value-type="float" office:value="425.77929156507" calcext:value-type="float">
            <text:p>425,77929156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6])))*1000" office:value-type="float" office:value="-908.143173825083" calcext:value-type="float">
            <text:p>-908,1431738251</text:p>
          </table:table-cell>
          <table:table-cell/>
          <table:table-cell table:formula="of:=COS(RADIANS(SUM([.H$2:.H146])))*1000" office:value-type="float" office:value="418.659737537425" calcext:value-type="float">
            <text:p>418,659737537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7])))*1000" office:value-type="float" office:value="-911.403276635447" calcext:value-type="float">
            <text:p>-911,4032766354</text:p>
          </table:table-cell>
          <table:table-cell/>
          <table:table-cell table:formula="of:=COS(RADIANS(SUM([.H$2:.H147])))*1000" office:value-type="float" office:value="411.514358605106" calcext:value-type="float">
            <text:p>411,51435860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8])))*1000" office:value-type="float" office:value="-914.607159798615" calcext:value-type="float">
            <text:p>-914,6071597986</text:p>
          </table:table-cell>
          <table:table-cell/>
          <table:table-cell table:formula="of:=COS(RADIANS(SUM([.H$2:.H148])))*1000" office:value-type="float" office:value="404.343595528742" calcext:value-type="float">
            <text:p>404,34359552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49])))*1000" office:value-type="float" office:value="-917.754625683982" calcext:value-type="float">
            <text:p>-917,754625684</text:p>
          </table:table-cell>
          <table:table-cell/>
          <table:table-cell table:formula="of:=COS(RADIANS(SUM([.H$2:.H149])))*1000" office:value-type="float" office:value="397.147890634778" calcext:value-type="float">
            <text:p>397,147890634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0])))*1000" office:value-type="float" office:value="-920.845480141028" calcext:value-type="float">
            <text:p>-920,845480141</text:p>
          </table:table-cell>
          <table:table-cell/>
          <table:table-cell table:formula="of:=COS(RADIANS(SUM([.H$2:.H150])))*1000" office:value-type="float" office:value="389.927687788185" calcext:value-type="float">
            <text:p>389,927687788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1])))*1000" office:value-type="float" office:value="-923.879532511288" calcext:value-type="float">
            <text:p>-923,8795325113</text:p>
          </table:table-cell>
          <table:table-cell/>
          <table:table-cell table:formula="of:=COS(RADIANS(SUM([.H$2:.H151])))*1000" office:value-type="float" office:value="382.683432365087" calcext:value-type="float">
            <text:p>382,68343236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2])))*1000" office:value-type="float" office:value="-926.856595640122" calcext:value-type="float">
            <text:p>-926,8565956401</text:p>
          </table:table-cell>
          <table:table-cell/>
          <table:table-cell table:formula="of:=COS(RADIANS(SUM([.H$2:.H152])))*1000" office:value-type="float" office:value="375.41557122528" calcext:value-type="float">
            <text:p>375,415571225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3])))*1000" office:value-type="float" office:value="-929.776485888253" calcext:value-type="float">
            <text:p>-929,7764858883</text:p>
          </table:table-cell>
          <table:table-cell/>
          <table:table-cell table:formula="of:=COS(RADIANS(SUM([.H$2:.H153])))*1000" office:value-type="float" office:value="368.124552684675" calcext:value-type="float">
            <text:p>368,124552684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4])))*1000" office:value-type="float" office:value="-932.639023143095" calcext:value-type="float">
            <text:p>-932,6390231431</text:p>
          </table:table-cell>
          <table:table-cell/>
          <table:table-cell table:formula="of:=COS(RADIANS(SUM([.H$2:.H154])))*1000" office:value-type="float" office:value="360.810826487639" calcext:value-type="float">
            <text:p>360,810826487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5])))*1000" office:value-type="float" office:value="-935.444030829868" calcext:value-type="float">
            <text:p>-935,4440308299</text:p>
          </table:table-cell>
          <table:table-cell/>
          <table:table-cell table:formula="of:=COS(RADIANS(SUM([.H$2:.H155])))*1000" office:value-type="float" office:value="353.474843779254" calcext:value-type="float">
            <text:p>353,474843779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6])))*1000" office:value-type="float" office:value="-938.191335922485" calcext:value-type="float">
            <text:p>-938,1913359225</text:p>
          </table:table-cell>
          <table:table-cell/>
          <table:table-cell table:formula="of:=COS(RADIANS(SUM([.H$2:.H156])))*1000" office:value-type="float" office:value="346.11705707749" calcext:value-type="float">
            <text:p>346,117057077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7])))*1000" office:value-type="float" office:value="-940.880768954227" calcext:value-type="float">
            <text:p>-940,8807689542</text:p>
          </table:table-cell>
          <table:table-cell/>
          <table:table-cell table:formula="of:=COS(RADIANS(SUM([.H$2:.H157])))*1000" office:value-type="float" office:value="338.737920245288" calcext:value-type="float">
            <text:p>338,737920245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8])))*1000" office:value-type="float" office:value="-943.512164028195" calcext:value-type="float">
            <text:p>-943,5121640282</text:p>
          </table:table-cell>
          <table:table-cell/>
          <table:table-cell table:formula="of:=COS(RADIANS(SUM([.H$2:.H158])))*1000" office:value-type="float" office:value="331.337888462568" calcext:value-type="float">
            <text:p>331,337888462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59])))*1000" office:value-type="float" office:value="-946.085358827547" calcext:value-type="float">
            <text:p>-946,0853588275</text:p>
          </table:table-cell>
          <table:table-cell/>
          <table:table-cell table:formula="of:=COS(RADIANS(SUM([.H$2:.H159])))*1000" office:value-type="float" office:value="323.917418198146" calcext:value-type="float">
            <text:p>323,917418198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0])))*1000" office:value-type="float" office:value="-948.600194625506" calcext:value-type="float">
            <text:p>-948,6001946255</text:p>
          </table:table-cell>
          <table:table-cell/>
          <table:table-cell table:formula="of:=COS(RADIANS(SUM([.H$2:.H160])))*1000" office:value-type="float" office:value="316.476967181583" calcext:value-type="float">
            <text:p>316,476967181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1])))*1000" office:value-type="float" office:value="-951.056516295155" calcext:value-type="float">
            <text:p>-951,0565162952</text:p>
          </table:table-cell>
          <table:table-cell/>
          <table:table-cell table:formula="of:=COS(RADIANS(SUM([.H$2:.H161])))*1000" office:value-type="float" office:value="309.016994374944" calcext:value-type="float">
            <text:p>309,016994374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2])))*1000" office:value-type="float" office:value="-953.454172319002" calcext:value-type="float">
            <text:p>-953,454172319</text:p>
          </table:table-cell>
          <table:table-cell/>
          <table:table-cell table:formula="of:=COS(RADIANS(SUM([.H$2:.H162])))*1000" office:value-type="float" office:value="301.537959944492" calcext:value-type="float">
            <text:p>301,537959944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3])))*1000" office:value-type="float" office:value="-955.793014798331" calcext:value-type="float">
            <text:p>-955,7930147983</text:p>
          </table:table-cell>
          <table:table-cell/>
          <table:table-cell table:formula="of:=COS(RADIANS(SUM([.H$2:.H163])))*1000" office:value-type="float" office:value="294.0403252323" calcext:value-type="float">
            <text:p>294,040325232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4])))*1000" office:value-type="float" office:value="-958.07289946232" calcext:value-type="float">
            <text:p>-958,0728994623</text:p>
          </table:table-cell>
          <table:table-cell/>
          <table:table-cell table:formula="of:=COS(RADIANS(SUM([.H$2:.H164])))*1000" office:value-type="float" office:value="286.524552727795" calcext:value-type="float">
            <text:p>286,524552727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5])))*1000" office:value-type="float" office:value="-960.293685676944" calcext:value-type="float">
            <text:p>-960,2936856769</text:p>
          </table:table-cell>
          <table:table-cell/>
          <table:table-cell table:formula="of:=COS(RADIANS(SUM([.H$2:.H165])))*1000" office:value-type="float" office:value="278.991106039225" calcext:value-type="float">
            <text:p>278,991106039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6])))*1000" office:value-type="float" office:value="-962.455236453648" calcext:value-type="float">
            <text:p>-962,4552364536</text:p>
          </table:table-cell>
          <table:table-cell/>
          <table:table-cell table:formula="of:=COS(RADIANS(SUM([.H$2:.H166])))*1000" office:value-type="float" office:value="271.44044986507" calcext:value-type="float">
            <text:p>271,440449865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7])))*1000" office:value-type="float" office:value="-964.557418457799" calcext:value-type="float">
            <text:p>-964,5574184578</text:p>
          </table:table-cell>
          <table:table-cell/>
          <table:table-cell table:formula="of:=COS(RADIANS(SUM([.H$2:.H167])))*1000" office:value-type="float" office:value="263.873049965369" calcext:value-type="float">
            <text:p>263,873049965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8])))*1000" office:value-type="float" office:value="-966.600102016908" calcext:value-type="float">
            <text:p>-966,6001020169</text:p>
          </table:table-cell>
          <table:table-cell/>
          <table:table-cell table:formula="of:=COS(RADIANS(SUM([.H$2:.H168])))*1000" office:value-type="float" office:value="256.289373132993" calcext:value-type="float">
            <text:p>256,28937313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69])))*1000" office:value-type="float" office:value="-968.583161128632" calcext:value-type="float">
            <text:p>-968,5831611286</text:p>
          </table:table-cell>
          <table:table-cell/>
          <table:table-cell table:formula="of:=COS(RADIANS(SUM([.H$2:.H169])))*1000" office:value-type="float" office:value="248.689887164851" calcext:value-type="float">
            <text:p>248,689887164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0])))*1000" office:value-type="float" office:value="-970.506473468543" calcext:value-type="float">
            <text:p>-970,5064734685</text:p>
          </table:table-cell>
          <table:table-cell/>
          <table:table-cell table:formula="of:=COS(RADIANS(SUM([.H$2:.H170])))*1000" office:value-type="float" office:value="241.075060833035" calcext:value-type="float">
            <text:p>241,07506083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1])))*1000" office:value-type="float" office:value="-972.369920397678" calcext:value-type="float">
            <text:p>-972,3699203977</text:p>
          </table:table-cell>
          <table:table-cell/>
          <table:table-cell table:formula="of:=COS(RADIANS(SUM([.H$2:.H171])))*1000" office:value-type="float" office:value="233.445363855901" calcext:value-type="float">
            <text:p>233,445363855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2])))*1000" office:value-type="float" office:value="-974.17338696985" calcext:value-type="float">
            <text:p>-974,1733869699</text:p>
          </table:table-cell>
          <table:table-cell/>
          <table:table-cell table:formula="of:=COS(RADIANS(SUM([.H$2:.H172])))*1000" office:value-type="float" office:value="225.801266869099" calcext:value-type="float">
            <text:p>225,801266869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3])))*1000" office:value-type="float" office:value="-975.916761938748" calcext:value-type="float">
            <text:p>-975,9167619387</text:p>
          </table:table-cell>
          <table:table-cell/>
          <table:table-cell table:formula="of:=COS(RADIANS(SUM([.H$2:.H173])))*1000" office:value-type="float" office:value="218.143241396538" calcext:value-type="float">
            <text:p>218,143241396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4])))*1000" office:value-type="float" office:value="-977.599937764792" calcext:value-type="float">
            <text:p>-977,5999377648</text:p>
          </table:table-cell>
          <table:table-cell/>
          <table:table-cell table:formula="of:=COS(RADIANS(SUM([.H$2:.H174])))*1000" office:value-type="float" office:value="210.471759821301" calcext:value-type="float">
            <text:p>210,471759821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5])))*1000" office:value-type="float" office:value="-979.222810621767" calcext:value-type="float">
            <text:p>-979,2228106218</text:p>
          </table:table-cell>
          <table:table-cell/>
          <table:table-cell table:formula="of:=COS(RADIANS(SUM([.H$2:.H175])))*1000" office:value-type="float" office:value="202.787295356508" calcext:value-type="float">
            <text:p>202,787295356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6])))*1000" office:value-type="float" office:value="-980.785280403231" calcext:value-type="float">
            <text:p>-980,7852804032</text:p>
          </table:table-cell>
          <table:table-cell/>
          <table:table-cell table:formula="of:=COS(RADIANS(SUM([.H$2:.H176])))*1000" office:value-type="float" office:value="195.090322016124" calcext:value-type="float">
            <text:p>195,090322016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7])))*1000" office:value-type="float" office:value="-982.28725072869" calcext:value-type="float">
            <text:p>-982,2872507287</text:p>
          </table:table-cell>
          <table:table-cell/>
          <table:table-cell table:formula="of:=COS(RADIANS(SUM([.H$2:.H177])))*1000" office:value-type="float" office:value="187.38131458572" calcext:value-type="float">
            <text:p>187,381314585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8])))*1000" office:value-type="float" office:value="-983.728628949537" calcext:value-type="float">
            <text:p>-983,7286289495</text:p>
          </table:table-cell>
          <table:table-cell/>
          <table:table-cell table:formula="of:=COS(RADIANS(SUM([.H$2:.H178])))*1000" office:value-type="float" office:value="179.660748593188" calcext:value-type="float">
            <text:p>179,660748593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79])))*1000" office:value-type="float" office:value="-985.109326154775" calcext:value-type="float">
            <text:p>-985,1093261548</text:p>
          </table:table-cell>
          <table:table-cell/>
          <table:table-cell table:formula="of:=COS(RADIANS(SUM([.H$2:.H179])))*1000" office:value-type="float" office:value="171.929100279405" calcext:value-type="float">
            <text:p>171,929100279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0])))*1000" office:value-type="float" office:value="-986.429257176496" calcext:value-type="float">
            <text:p>-986,4292571765</text:p>
          </table:table-cell>
          <table:table-cell/>
          <table:table-cell table:formula="of:=COS(RADIANS(SUM([.H$2:.H180])))*1000" office:value-type="float" office:value="164.186846568858" calcext:value-type="float">
            <text:p>164,186846568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1])))*1000" office:value-type="float" office:value="-987.688340595138" calcext:value-type="float">
            <text:p>-987,6883405951</text:p>
          </table:table-cell>
          <table:table-cell/>
          <table:table-cell table:formula="of:=COS(RADIANS(SUM([.H$2:.H181])))*1000" office:value-type="float" office:value="156.434465040226" calcext:value-type="float">
            <text:p>156,434465040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2])))*1000" office:value-type="float" office:value="-988.886498744505" calcext:value-type="float">
            <text:p>-988,8864987445</text:p>
          </table:table-cell>
          <table:table-cell/>
          <table:table-cell table:formula="of:=COS(RADIANS(SUM([.H$2:.H182])))*1000" office:value-type="float" office:value="148.672433896918" calcext:value-type="float">
            <text:p>148,672433896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3])))*1000" office:value-type="float" office:value="-990.023657716558" calcext:value-type="float">
            <text:p>-990,0236577166</text:p>
          </table:table-cell>
          <table:table-cell/>
          <table:table-cell table:formula="of:=COS(RADIANS(SUM([.H$2:.H183])))*1000" office:value-type="float" office:value="140.901231937578" calcext:value-type="float">
            <text:p>140,901231937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4])))*1000" office:value-type="float" office:value="-991.099747365976" calcext:value-type="float">
            <text:p>-991,099747366</text:p>
          </table:table-cell>
          <table:table-cell/>
          <table:table-cell table:formula="of:=COS(RADIANS(SUM([.H$2:.H184])))*1000" office:value-type="float" office:value="133.121338526547" calcext:value-type="float">
            <text:p>133,121338526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5])))*1000" office:value-type="float" office:value="-992.114701314478" calcext:value-type="float">
            <text:p>-992,1147013145</text:p>
          </table:table-cell>
          <table:table-cell/>
          <table:table-cell table:formula="of:=COS(RADIANS(SUM([.H$2:.H185])))*1000" office:value-type="float" office:value="125.333233564299" calcext:value-type="float">
            <text:p>125,333233564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6])))*1000" office:value-type="float" office:value="-993.068456954927" calcext:value-type="float">
            <text:p>-993,0684569549</text:p>
          </table:table-cell>
          <table:table-cell/>
          <table:table-cell table:formula="of:=COS(RADIANS(SUM([.H$2:.H186])))*1000" office:value-type="float" office:value="117.537397457833" calcext:value-type="float">
            <text:p>117,537397457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7])))*1000" office:value-type="float" office:value="-993.96095545518" calcext:value-type="float">
            <text:p>-993,9609554552</text:p>
          </table:table-cell>
          <table:table-cell/>
          <table:table-cell table:formula="of:=COS(RADIANS(SUM([.H$2:.H187])))*1000" office:value-type="float" office:value="109.73431109104" calcext:value-type="float">
            <text:p>109,73431109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8])))*1000" office:value-type="float" office:value="-994.792141761727" calcext:value-type="float">
            <text:p>-994,7921417617</text:p>
          </table:table-cell>
          <table:table-cell/>
          <table:table-cell table:formula="of:=COS(RADIANS(SUM([.H$2:.H188])))*1000" office:value-type="float" office:value="101.924455795045" calcext:value-type="float">
            <text:p>101,92445579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89])))*1000" office:value-type="float" office:value="-995.561964603081" calcext:value-type="float">
            <text:p>-995,5619646031</text:p>
          </table:table-cell>
          <table:table-cell/>
          <table:table-cell table:formula="of:=COS(RADIANS(SUM([.H$2:.H189])))*1000" office:value-type="float" office:value="94.1083133185092" calcext:value-type="float">
            <text:p>94,1083133185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0])))*1000" office:value-type="float" office:value="-996.270376492942" calcext:value-type="float">
            <text:p>-996,2703764929</text:p>
          </table:table-cell>
          <table:table-cell/>
          <table:table-cell table:formula="of:=COS(RADIANS(SUM([.H$2:.H190])))*1000" office:value-type="float" office:value="86.2863657979183" calcext:value-type="float">
            <text:p>86,2863657979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1])))*1000" office:value-type="float" office:value="-996.917333733128" calcext:value-type="float">
            <text:p>-996,9173337331</text:p>
          </table:table-cell>
          <table:table-cell/>
          <table:table-cell table:formula="of:=COS(RADIANS(SUM([.H$2:.H191])))*1000" office:value-type="float" office:value="78.4590957278397" calcext:value-type="float">
            <text:p>78,459095727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2])))*1000" office:value-type="float" office:value="-997.50279641627" calcext:value-type="float">
            <text:p>-997,5027964163</text:p>
          </table:table-cell>
          <table:table-cell/>
          <table:table-cell table:formula="of:=COS(RADIANS(SUM([.H$2:.H192])))*1000" office:value-type="float" office:value="70.6269859311615" calcext:value-type="float">
            <text:p>70,626985931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3])))*1000" office:value-type="float" office:value="-998.026728428272" calcext:value-type="float">
            <text:p>-998,0267284283</text:p>
          </table:table-cell>
          <table:table-cell/>
          <table:table-cell table:formula="of:=COS(RADIANS(SUM([.H$2:.H193])))*1000" office:value-type="float" office:value="62.7905195293082" calcext:value-type="float">
            <text:p>62,7905195293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4])))*1000" office:value-type="float" office:value="-998.489097450538" calcext:value-type="float">
            <text:p>-998,4890974505</text:p>
          </table:table-cell>
          <table:table-cell/>
          <table:table-cell table:formula="of:=COS(RADIANS(SUM([.H$2:.H194])))*1000" office:value-type="float" office:value="54.9501799124404" calcext:value-type="float">
            <text:p>54,950179912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5])))*1000" office:value-type="float" office:value="-998.88987496197" calcext:value-type="float">
            <text:p>-998,889874962</text:p>
          </table:table-cell>
          <table:table-cell/>
          <table:table-cell table:formula="of:=COS(RADIANS(SUM([.H$2:.H195])))*1000" office:value-type="float" office:value="47.1064507096374" calcext:value-type="float">
            <text:p>47,106450709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6])))*1000" office:value-type="float" office:value="-999.229036240723" calcext:value-type="float">
            <text:p>-999,2290362407</text:p>
          </table:table-cell>
          <table:table-cell/>
          <table:table-cell table:formula="of:=COS(RADIANS(SUM([.H$2:.H196])))*1000" office:value-type="float" office:value="39.2598157590631" calcext:value-type="float">
            <text:p>39,259815759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7])))*1000" office:value-type="float" office:value="-999.506560365732" calcext:value-type="float">
            <text:p>-999,5065603657</text:p>
          </table:table-cell>
          <table:table-cell/>
          <table:table-cell table:formula="of:=COS(RADIANS(SUM([.H$2:.H197])))*1000" office:value-type="float" office:value="31.4107590781229" calcext:value-type="float">
            <text:p>31,410759078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8])))*1000" office:value-type="float" office:value="-999.722430218001" calcext:value-type="float">
            <text:p>-999,722430218</text:p>
          </table:table-cell>
          <table:table-cell/>
          <table:table-cell table:formula="of:=COS(RADIANS(SUM([.H$2:.H198])))*1000" office:value-type="float" office:value="23.5597648336045" calcext:value-type="float">
            <text:p>23,5597648336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199])))*1000" office:value-type="float" office:value="-999.876632481661" calcext:value-type="float">
            <text:p>-999,8766324817</text:p>
          </table:table-cell>
          <table:table-cell/>
          <table:table-cell table:formula="of:=COS(RADIANS(SUM([.H$2:.H199])))*1000" office:value-type="float" office:value="15.7073173118151" calcext:value-type="float">
            <text:p>15,7073173118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00])))*1000" office:value-type="float" office:value="-999.96915764479" calcext:value-type="float">
            <text:p>-999,9691576448</text:p>
          </table:table-cell>
          <table:table-cell/>
          <table:table-cell table:formula="of:=COS(RADIANS(SUM([.H$2:.H200])))*1000" office:value-type="float" office:value="7.8539008887058" calcext:value-type="float">
            <text:p>7,8539008887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formula="of:=-SIN(RADIANS(SUM([.H$2:.H201])))*1000" office:value-type="float" office:value="-1000" calcext:value-type="float">
            <text:p>-1000</text:p>
          </table:table-cell>
          <table:table-cell/>
          <table:table-cell table:formula="of:=COS(RADIANS(SUM([.H$2:.H201])))*1000" office:value-type="float" office:value="-0.00000000000571192738809345" calcext:value-type="float">
            <text:p>-5,71192738809345E-012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09:56:40.123361332</dc:date>
    <dc:creator>Xavier Padullés</dc:creator>
    <meta:document-statistic meta:table-count="1" meta:cell-count="612" meta:object-count="0"/>
    <meta:generator>LibreOffice/4.2.8.2$Linux_X86_64 LibreOffice_project/420m0$Build-2</meta:generator>
  </office:meta>
</office:document-meta>
</file>